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2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23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21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20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19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18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17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16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15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1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13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12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11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1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09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08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07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76" calcext:value-type="float">
            <text:p>30.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06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05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04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03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03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0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01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2000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99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98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9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9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95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9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93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92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91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90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89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88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87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86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83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8" calcext:value-type="float">
            <text:p>29.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82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02176" calcext:value-type="float">
            <text:p>29.60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81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988" calcext:value-type="float">
            <text:p>29.51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8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79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8128" calcext:value-type="float">
            <text:p>29.21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78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5624" calcext:value-type="float">
            <text:p>28.99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77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07232" calcext:value-type="float">
            <text:p>28.9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76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75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264" calcext:value-type="float">
            <text:p>28.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7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3368" calcext:value-type="float">
            <text:p>29.23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73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8944" calcext:value-type="float">
            <text:p>28.88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7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82264" calcext:value-type="float">
            <text:p>28.78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71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168" calcext:value-type="float">
            <text:p>28.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70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6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6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6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6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5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1957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